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rixVariablesMethodArgument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trixVariablesMethodArgumentResolverTests.resolve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trixVariablesMethodArgumentResolverTests.resolveArgumen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trixVariablesMethodArgumentResolverTests.resolveArgument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trixVariablesMethodArgumentResolverTests.getVariablesFor( String pathV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trixVariablesMethodArgumentResolverTests.resolveArgumentPath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trixVariablesMethodArgumentResolverTests.resolveArgumentMultiple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trixVariables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trixVariablesMethodArgumentResolverTests.resolveArgument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trixVariablesMethodArgumentResolverTests.handle( String stringArg , @ MatrixVariable List &lt; String &gt; colors , @ MatrixVariable ( name = "year" , pathVar = "cars" , required = false , defaultValue = "2013" ) int preferredYe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